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handleArgBuildFile( String [ ] args , int 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in.createLog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ain.exit( int exi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printTargets( Project project , Vector names , Vector descriptions , String heading , int max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in.printDescription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n.runBuild( ClassLoader coreLoader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Main.printMessage(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in.removeDuplicateTargets( Map targe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in.handleArgListener( String [ ] args , int 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n.handleArgPropertyFile( String [ ] args , int 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in.findBuildFile( String start , String suf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in.getAntVers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ain.addBuildListeners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n.addInputHandler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in.getParentFile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n.handleArgNice( String [ ] args , int p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in.handleArgLogger( String [ ] args , int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processArgs( String [ ] args )</text:p>
          </table:table-cell>
          <table:table-cell office:value-type="float" office:value="51">
            <text:p text:style-name="Table_20_Contents">51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24">
            <text:p text:style-name="Table_20_Contents">124</text:p>
          </table:table-cell>
        </table:table-row>
        <table:table-row>
          <table:table-cell office:value-type="string">
            <text:p text:style-name="Table_20_Contents">Main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Main.handleLog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in.handleArgInputHandler( String [ ] args , int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in.printTargets( Project project , boolean printSubTarge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Main.loadPropertyFil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ain.printVersion( int log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start( String [ ] args , Properties additionalUserProperties , ClassLoader cor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n.startAnt( String [ ] args , Properties additionalUserProperties , ClassLoader coreLoad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Main.handleArgDefine( String [ ] args , int arg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in.findTargetPosition( Vector names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